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Group 5</text:span></text:p>
      <text:p text:style-name="P1"><text:span text:style-name="T1">John O'Brien</text:span></text:p>
      <text:p text:style-name="P1"><text:span text:style-name="T1">Joe Song</text:span></text:p>
      <text:p text:style-name="P1"><text:span text:style-name="T1">Joshua Gang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Life messed with my schedule a bit and I haven't finished the program yet, but I'm going to continue to work on it over night.</text:span></text:p>
      <text:p text:style-name="P2"><text:span text:style-name="T4"/></text:p>
      <text:p text:style-name="P2"><text:span text:style-name="T5">As it stands, the proxy will use select to multiplex the I/O.<text:s text:c="2"/>As frames arrive, the type field is examined and a switch statement directs the rest of the frame for proper processing.<text:s text:c="2"/>Separate threads will handle sending out linkstate packets, checking for timedout file descriptors, etc.</text:span></text:p>
      <text:p text:style-name="P2"><text:span text:style-name="T6"/></text:p>
      <text:p text:style-name="P2"><text:span text:style-name="T7">I used the uthash macros to store the membership list and forwarding table in hash tables.</text:span></text:p>
      <text:p text:style-name="P2"><text:span text:style-name="T8"/></text:p>
      <text:p text:style-name="P2"><text:span text:style-name="T9">I'll write something more thorough when I've finished.</text:span></text:p>
      <text:p text:style-name="P2"><text:span text:style-name="T9"/></text:p>
      <text:p text:style-name="P2"><text:span text:style-name="T9"/></text:p>
      <text:p text:style-name="P2"><text:span text:style-name="T9">Joe's list of changes - 12/13/12</text:span></text:p>
      <text:list text:style-name="L3">
        <text:list-item>
          <text:p text:style-name="P3"><text:span text:style-name="T9">Made linkstateManage.c - contains function to eject any expired linkstates from node_list</text:span></text:p>
        </text:list-item>
        <text:list-item>
          <text:p text:style-name="P3"><text:span text:style-name="T9">cs352proxy.h - added gobal variable called key for the encryption scheme</text:span></text:p>
        </text:list-item>
        <text:list-item>
          <text:p text:style-name="P3"><text:span text:style-name="T10">cs352proxy.h - fixed minor syntax errors, see github to see exactly what if needed</text:span><text:span text:style-name="T11"/></text:p>
        </text:list-item>
        <text:list-item>
          <text:p text:style-name="P3"><text:span text:style-name="T12">cs352proxy.c, cs352proxy.h - moved the global variable node_list from cs352proxy.c to cs352proxy.h so that my linkstateManage.c file could access it (also seemed to fix some errors in frames.c but I did not make any changes to the frames.c file)</text:span><text:span text:style-name="T13"/></text:p>
        </text:list-item>
        <text:list-item>
          <text:p text:style-name="P3"><text:span text:style-name="T14">frames.c - added a variable that gets the timestamp of all packets, this is irrelevent for most of our program except for when we recieve a linkstate packet</text:span><text:span text:style-name="T15"/></text:p>
        </text:list-item>
        <text:list-item>
          <text:p text:style-name="P3"><text:span text:style-name="T16">frames.c - inserted the timestamp into the new or adjusted linkstatepacket.</text:span><text:span text:style-name="T17"/></text:p>
        </text:list-item>
        <text:list-item>
          <text:p text:style-name="P3"><text:span text:style-name="T18">frames.c - fixed SOME of the minor syntax errors</text:span><text:span text:style-name="T1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